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OneRadioExtensionTag.setTip( String t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LabelWidth( String label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Validator( String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RequiredMessage( String requir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Markup( String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ValidatorMessage( String validat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Focus( String 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Required( String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Binding( String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electOneRadioExtension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OneRadioExtensionTag.setDisabled( String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Readonly( String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ConverterMessage( String converte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Converter( String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TabIndex( String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Onchange( String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Inline( String in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RenderRange( String renderR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doStartTag(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3">
            <text:p text:style-name="Table_20_Contents">23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SelectOneRadioExtensionTag.setRendered( String ren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ValueChangeListener( String value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